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veCell.getFirstSt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lerBox.FillerBox(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Cell.endRow( int row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illerPenalty.FillerPenalty(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veCel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Cell.getPenalty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tiveCell.getPrimaryGrid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ep.set( Step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ctiveCell.ActiveCell( PrimaryGridUnit pgu , EffRow row , int rowIndex , int previousRowsLength , TableLayoutManager tableL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ctiveCell.signalRowFirstStep( int firstSte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ep.Step( Step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Cell.gotoNextLegalBreak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ActiveCell.signalRowLastStep( int lastSte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ctiveCell.getKeepWithNextStr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Cell.includedInLastSt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Cell.getLastSte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ctiveCell.finishes( int ste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Cell.endsOnRow( int row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veCell.getNextSte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ep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ep.Step( int content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veCell.handleExplicitHeight( MinOptMax cellBPD , MinOptMax rowBP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FillerPenalty.FillerPenalty( KnuthPenalty p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tiveCell.getRemainingLengt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tiveCell.increaseCurrentStep( int limi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ctiveCell.createCellPar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ctiveCell.nextRowSt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tiveCell.signalNextStep( int minSte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tiveCell.getElementContentLength( KnuthElement 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tiveCell.addFootnotes( List footnote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